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in" fo:margin-bottom="0in" loext:contextual-spacing="false"/>
    </style:style>
    <style:style style:name="P4"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rometheus Query Language provides a robust interface for working with your metric data. In this lesson, we will introduce the basic concepts of writing Prometheus Queries. We will demonstrate these concepts by writing queries using the Prometheus Expression Browser.</text:p>
      <text:h text:style-name="Heading_20_4" text:outline-level="4"><text:bookmark text:name="relevant-documentation"/>Relevant Documentation</text:h>
      <text:list xml:id="list2836127100" text:style-name="L2">
        <text:list-item>
          <text:p text:style-name="P2"><text:a xlink:type="simple" xlink:href="https://prometheus.io/docs/prometheus/latest/querying/basics/" text:style-name="Internet_20_link" text:visited-style-name="Visited_20_Internet_20_Link">Querying Prometheus</text:a></text:p>
        </text:list-item>
      </text:list>
      <text:h text:style-name="Heading_20_4" text:outline-level="4"><text:bookmark text:name="lesson-reference"/>Lesson Reference</text:h>
      <text:p text:style-name="Text_20_body">Access the Prometheus expression browser for your Prometheus server in a web browser. Be sure to use the public IP address of your Prometheus server:</text:p>
      <text:p text:style-name="P4"><text:span text:style-name="Source_20_Text">http://&lt;PROMETHEUS_SERVER_PUBLIC_IP&gt;:9090</text:span></text:p>
      <text:p text:style-name="Text_20_body">Run a simple query using a time-series selector:</text:p>
      <text:p text:style-name="P4"><text:span text:style-name="Source_20_Text">node_cpu_seconds_total</text:span></text:p>
      <text:p text:style-name="Text_20_body">Use a time-series selector with a label:</text:p>
      <text:p text:style-name="P4"><text:span text:style-name="Source_20_Text">node_cpu_seconds_total{cpu="0"}</text:span></text:p>
      <text:p text:style-name="Text_20_body">Run some queries to experiment with various types of label matching:</text:p>
      <text:p text:style-name="P4"><text:span text:style-name="Source_20_Text">node_cpu_seconds_total{cpu="0"}</text:span></text:p>
      <text:p text:style-name="P4"><text:span text:style-name="Source_20_Text">node_cpu_seconds_total{cpu!="0"}</text:span></text:p>
      <text:p text:style-name="P4"><text:span text:style-name="Source_20_Text">node_cpu_seconds_total{mode=~"s.*"}</text:span></text:p>
      <text:p text:style-name="P4"><text:span text:style-name="Source_20_Text">node_cpu_seconds_total{mode=~"user|system"}</text:span></text:p>
      <text:p text:style-name="P4"><text:span text:style-name="Source_20_Text">node_cpu_seconds_total{mode!~"user|system"}</text:span></text:p>
      <text:p text:style-name="Text_20_body">Use a range vector selector to select time-series values over a period of two minutes:</text:p>
      <text:p text:style-name="P4"><text:span text:style-name="Source_20_Text">node_cpu_seconds_total{cpu="0"}[2m]</text:span></text:p>
      <text:p text:style-name="Text_20_body">Select data from the past using an offset modifier:</text:p>
      <text:p text:style-name="P4"><text:span text:style-name="Source_20_Text">node_cpu_seconds_total{cpu="0"} offset 1h</text:span></text:p>
      <text:p text:style-name="Text_20_body">Combine a range vector selector with an offset modifier:</text:p>
      <text:p text:style-name="P4"><text:span text:style-name="Source_20_Text">node_cpu_seconds_total{cpu="0"}[5m] offset 1h</text:span></text:p>
      <text:p text:style-name="P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9T14:51:05.331131558</meta:creation-date>
    <dc:date>2020-08-09T15:24:25.564457734</dc:date>
    <meta:editing-duration>PT33M20S</meta:editing-duration>
    <meta:editing-cycles>2</meta:editing-cycles>
    <meta:generator>LibreOffice/6.0.7.3$Linux_X86_64 LibreOffice_project/00m0$Build-3</meta:generator>
    <meta:document-statistic meta:table-count="0" meta:image-count="0" meta:object-count="0" meta:page-count="1" meta:paragraph-count="22" meta:word-count="145" meta:character-count="1222" meta:non-whitespace-character-count="1100"/>
  </office:meta>
</office:document-meta>
</file>